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202cm" fo:margin-left="-0.199cm" table:align="left" style:writing-mode="lr-tb"/>
    </style:style>
    <style:style style:name="Table1.A" style:family="table-column">
      <style:table-column-properties style:column-width="1.323cm"/>
    </style:style>
    <style:style style:name="Table1.B" style:family="table-column">
      <style:table-column-properties style:column-width="2.8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bfbfbf" style:writing-mode="lr-tb"/>
    </style:style>
    <style:style style:name="P1" style:family="paragraph" style:parent-style-name="Standard" style:list-style-name="WW8Num35">
      <style:text-properties style:font-name="Segoe UI" fo:font-size="9pt" officeooo:paragraph-rsid="00058f1d" style:font-size-asian="9pt" style:font-size-complex="9pt"/>
    </style:style>
    <style:style style:name="P2" style:family="paragraph" style:parent-style-name="Standard">
      <style:text-properties style:font-name="Segoe UI" fo:font-size="9pt" officeooo:paragraph-rsid="00058f1d" style:font-size-asian="9pt" style:font-size-complex="9pt"/>
    </style:style>
    <style:style style:name="P3" style:family="paragraph" style:parent-style-name="Standard">
      <style:text-properties style:font-name="Segoe UI" fo:font-size="9pt" fo:language="nl" fo:country="BE" officeooo:paragraph-rsid="00058f1d" style:font-size-asian="9pt" style:font-size-complex="9pt"/>
    </style:style>
    <style:style style:name="P4" style:family="paragraph" style:parent-style-name="Standard">
      <style:paragraph-properties fo:text-align="center" style:justify-single-word="false" fo:orphans="2" fo:widows="2" fo:hyphenation-ladder-count="no-limit"/>
      <style:text-properties style:font-name="Segoe UI" fo:font-size="9pt" fo:language="nl" fo:country="BE" fo:font-weight="bold" officeooo:paragraph-rsid="00058f1d" style:letter-kerning="true" style:font-name-asian="Times New Roman" style:font-size-asian="9pt" style:language-asian="nl" style:country-asian="BE" style:font-weight-asian="bold" style:font-size-complex="9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style:font-name="Segoe UI" fo:font-size="9pt" fo:language="nl" fo:country="BE" fo:font-weight="bold" officeooo:paragraph-rsid="00058f1d" style:letter-kerning="true" style:font-name-asian="Times New Roman" style:font-size-asian="9pt" style:language-asian="nl" style:country-asian="BE" style:font-weight-asian="bold" style:font-size-complex="9pt" style:font-weight-complex="bold" fo:hyphenate="true" fo:hyphenation-remain-char-count="2" fo:hyphenation-push-char-count="2"/>
    </style:style>
    <style:style style:name="P6" style:family="paragraph" style:parent-style-name="Standard">
      <style:paragraph-properties fo:orphans="2" fo:widows="2" fo:hyphenation-ladder-count="no-limit"/>
      <style:text-properties style:font-name="Segoe UI" fo:font-size="9pt" fo:language="nl" fo:country="BE" officeooo:paragraph-rsid="00058f1d" style:letter-kerning="true" style:font-name-asian="Times New Roman" style:font-size-asian="9pt" style:language-asian="nl" style:country-asian="BE" style:font-size-complex="9pt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style:font-name="Segoe UI Semibold" officeooo:rsid="00058f1d" officeooo:paragraph-rsid="00058f1d"/>
    </style:style>
    <style:style style:name="P8" style:family="paragraph" style:parent-style-name="Standard">
      <style:paragraph-properties fo:text-align="center" style:justify-single-word="false"/>
      <style:text-properties style:font-name="Segoe UI Light" fo:font-size="10pt" officeooo:rsid="001e325c" officeooo:paragraph-rsid="00058f1d" style:font-size-asian="10pt" style:font-size-complex="10pt"/>
    </style:style>
    <style:style style:name="P9" style:family="paragraph" style:parent-style-name="Standard">
      <style:text-properties officeooo:paragraph-rsid="00058f1d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style:font-name="Segoe UI" fo:font-size="9pt" fo:language="nl" fo:country="BE" officeooo:paragraph-rsid="00058f1d" style:font-size-asian="9pt" style:font-size-complex="9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Segoe UI" fo:font-size="6pt" fo:language="nl" fo:country="BE" officeooo:paragraph-rsid="00058f1d" style:font-size-asian="6pt" style:font-size-complex="6pt"/>
    </style:style>
    <style:style style:name="P12" style:family="paragraph" style:parent-style-name="Standard">
      <style:paragraph-properties fo:margin-left="0cm" fo:margin-right="0cm" fo:text-indent="1.249cm" style:auto-text-indent="false"/>
      <style:text-properties style:font-name="Segoe UI" fo:font-size="6pt" officeooo:paragraph-rsid="00058f1d" style:font-size-asian="6pt" style:font-size-complex="6pt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style:font-name="Segoe UI" fo:font-size="9pt" fo:language="nl" fo:country="BE" officeooo:paragraph-rsid="00058f1d" style:font-size-asian="9pt" style:font-size-complex="9pt"/>
    </style:style>
    <style:style style:name="P14" style:family="paragraph" style:parent-style-name="Footnote">
      <style:text-properties officeooo:paragraph-rsid="00058f1d"/>
    </style:style>
    <style:style style:name="P15" style:family="paragraph" style:parent-style-name="Heading_20_3">
      <style:text-properties officeooo:paragraph-rsid="00058f1d"/>
    </style:style>
    <style:style style:name="P16" style:family="paragraph" style:parent-style-name="Heading_20_3">
      <style:text-properties style:font-name="Segoe UI" fo:font-size="9pt" officeooo:paragraph-rsid="00058f1d" style:font-size-asian="9pt" style:font-size-complex="9pt"/>
    </style:style>
    <style:style style:name="P17" style:family="paragraph" style:parent-style-name="Heading_20_3">
      <style:text-properties style:font-name="Segoe UI" fo:font-size="9pt" fo:language="nl" fo:country="BE" officeooo:paragraph-rsid="00058f1d" style:font-size-asian="9pt" style:font-size-complex="9pt"/>
    </style:style>
    <style:style style:name="P18" style:family="paragraph" style:parent-style-name="Heading_20_3">
      <style:text-properties style:font-name="Segoe UI" fo:font-size="9pt" fo:language="fr" fo:country="BE" officeooo:paragraph-rsid="00058f1d" style:font-size-asian="9pt" style:font-size-complex="9pt"/>
    </style:style>
    <style:style style:name="P19" style:family="paragraph" style:parent-style-name="Heading_20_3">
      <style:text-properties style:font-name="Segoe UI" fo:font-size="10pt" fo:language="fr" fo:country="BE" officeooo:paragraph-rsid="00058f1d" style:font-size-asian="10pt" style:font-size-complex="10pt"/>
    </style:style>
    <style:style style:name="P20" style:family="paragraph" style:parent-style-name="Text_20_body">
      <style:text-properties style:font-name="Segoe UI" fo:font-size="9pt" fo:language="nl" fo:country="BE" officeooo:paragraph-rsid="00058f1d" style:font-size-asian="9pt" style:font-size-complex="9pt"/>
    </style:style>
    <style:style style:name="P21" style:family="paragraph" style:parent-style-name="Text_20_body">
      <style:text-properties style:font-name="Segoe UI" fo:font-size="9pt" officeooo:paragraph-rsid="00058f1d" style:font-size-asian="9pt" style:font-size-complex="9pt"/>
    </style:style>
    <style:style style:name="P22" style:family="paragraph" style:parent-style-name="Text_20_body">
      <style:text-properties officeooo:paragraph-rsid="00058f1d"/>
    </style:style>
    <style:style style:name="P23" style:family="paragraph" style:parent-style-name="Text_20_body">
      <style:text-properties style:font-name="Courier New" fo:font-size="9pt" fo:language="nl" fo:country="BE" officeooo:paragraph-rsid="00058f1d" style:font-size-asian="9pt" style:font-name-complex="Courier New" style:font-size-complex="9pt"/>
    </style:style>
    <style:style style:name="P24" style:family="paragraph" style:parent-style-name="Text_20_body">
      <style:text-properties fo:font-size="9pt" officeooo:paragraph-rsid="00058f1d" style:font-size-asian="9pt" style:font-size-complex="9pt"/>
    </style:style>
    <style:style style:name="T1" style:family="text">
      <style:text-properties fo:language="nl" fo:country="NL" style:letter-kerning="true" style:font-name-asian="Lucida Sans Unicode" style:language-asian="zxx" style:country-asian="none"/>
    </style:style>
    <style:style style:name="T2" style:family="text">
      <style:text-properties fo:language="fr" fo:country="BE"/>
    </style:style>
    <style:style style:name="T3" style:family="text">
      <style:text-properties officeooo:rsid="00058f1d"/>
    </style:style>
    <style:style style:name="T4" style:family="text">
      <style:text-properties style:font-name="Courier New" style:font-name-complex="Courier New"/>
    </style:style>
    <style:style style:name="T5" style:family="text">
      <style:text-properties style:font-name="Courier New" fo:language="nl" fo:country="BE" style:font-name-complex="Courier New"/>
    </style:style>
    <style:style style:name="T6" style:family="text">
      <style:text-properties style:font-name="Courier New" fo:font-size="9pt" fo:language="nl" fo:country="BE" style:font-size-asian="9pt" style:font-name-complex="Courier New" style:font-size-complex="9pt"/>
    </style:style>
    <style:style style:name="T7" style:family="text">
      <style:text-properties fo:language="nl" fo:country="BE"/>
    </style:style>
    <style:style style:name="T8" style:family="text">
      <style:text-properties fo:language="nl" fo:country="BE" style:font-name-asian="Times New Roman"/>
    </style:style>
    <style:style style:name="T9" style:family="text">
      <style:text-properties fo:language="nl" fo:country="BE" fo:font-weight="bold" style:font-weight-asian="bold"/>
    </style:style>
    <style:style style:name="T10" style:family="text">
      <style:text-properties fo:language="nl" fo:country="BE" style:font-name-complex="Courier New"/>
    </style:style>
    <style:style style:name="T11" style:family="text">
      <style:text-properties style:font-name-asian="Times New Roman"/>
    </style:style>
    <style:style style:name="T12" style:family="text">
      <style:text-properties style:font-name-asian="Arial"/>
    </style:style>
    <style:style style:name="T13" style:family="text">
      <style:text-properties style:font-name-complex="Arial"/>
    </style:style>
    <style:style style:name="T14" style:family="text">
      <style:text-properties fo:font-size="9pt" fo:language="nl" fo:country="BE" style:font-size-asian="9pt" style:font-size-complex="9pt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style:font-name-complex="Courier New"/>
    </style:style>
    <style:style style:name="T17" style:family="text">
      <style:text-properties style:font-name="Segoe UI" fo:font-size="9pt" fo:language="nl" fo:country="BE" style:font-size-asian="9pt" style:font-size-complex="9pt"/>
    </style:style>
    <style:style style:name="T18" style:family="text">
      <style:text-properties style:font-name="Segoe UI" fo:font-size="9pt" fo:language="nl" fo:country="BE" fo:font-weight="normal" style:font-size-asian="9pt" style:font-weight-asian="normal" style:font-size-complex="9pt"/>
    </style:style>
    <style:style style:name="T19" style:family="text">
      <style:text-properties style:font-name="Segoe UI"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style:letter-kerning="true" style:font-name-asian="Lucida Sans Unicode" style:language-asian="zxx" style:country-asian="none" style:font-weight-asian="normal"/>
    </style:style>
    <style:style style:name="T24" style:family="text">
      <style:text-properties style:letter-kerning="true" style:font-name-asian="Lucida Sans Unicode" style:language-asian="zxx" style:country-asian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ORIE</text:p>
      <text:p text:style-name="P8"/>
      <text:h text:style-name="P16" text:outline-level="3"><text:span text:style-name="T3">F</text:span>uncties</text:h>
      <text:p text:style-name="P3">Wat in programmatielogica modules (deeltaken) waren, noemen we in JavaScript functies.</text:p>
      <text:p text:style-name="P3">De syntax van een functiedefinitie is:</text:p>
      <text:p text:style-name="P11"><text:span text:style-name="T16">function</text:span> functienaam(parameterlijst){</text:p>
      <text:p text:style-name="P12"><text:span text:style-name="T8"><text:s text:c="2"/></text:span><text:span text:style-name="T10">var</text:span><text:span text:style-name="T7"> resultaat;</text:span></text:p>
      <text:p text:style-name="P11"/>
      <text:p text:style-name="P11"><text:span text:style-name="T11"><text:s text:c="2"/></text:span>// declaraties en statements van de functie; berekening van het resultaat</text:p>
      <text:p text:style-name="P11"><text:span text:style-name="T11"><text:s text:c="2"/></text:span>// opm.: lokale variabelen (variabelen die binnen de functiedefinitie gedeclareerd worden)</text:p>
      <text:p text:style-name="P11"><text:span text:style-name="T11"><text:s text:c="2"/></text:span>// <text:s/>zijn enkel gekend binnen de functie, tenzij men bij declaratie sleutelwoord var niet vermeld heeft</text:p>
      <text:p text:style-name="P11"><text:span text:style-name="T11"><text:s text:c="2"/></text:span>// <text:s/>(en dus niet met ‘use strict’ werkt)</text:p>
      <text:p text:style-name="P11"/>
      <text:p text:style-name="P12"><text:span text:style-name="T8"><text:s text:c="2"/></text:span><text:span text:style-name="T10">return</text:span><text:span text:style-name="T7"> resultaat;</text:span></text:p>
      <text:p text:style-name="P11">} </text:p>
      <text:p text:style-name="P3">Een functie wordt opgeroepen </text:p>
      <text:p text:style-name="P9"><text:span text:style-name="T17">ofwel, als ze geen waarde terug geeft</text:span><text:span text:style-name="Footnote_20_Symbol"><text:span text:style-name="T17"><text:note text:id="ftn1" text:note-class="footnote"><text:note-citation>1</text:note-citation><text:note-body><text:p text:style-name="P14"><text:span text:style-name="T12"><text:s/></text:span>In dit geval mag het return-statement weggelaten worden uit de functiedefinitie, of vermelden we geen resultaat na het sleutelwoord <text:span text:style-name="T4">return </text:span><text:span text:style-name="T13">(cfr. programmatielogica)</text:span></text:p></text:note-body></text:note></text:span></text:span><text:span text:style-name="T17">, door</text:span></text:p>
      <text:p text:style-name="P10"><text:span text:style-name="T11"><text:s/></text:span>functienaam(parameterlijst);</text:p>
      <text:p text:style-name="P3">ofwel, als ze een waarde berekent en terug geeft, door</text:p>
      <text:p text:style-name="P3"><text:tab/>uitkomst = functienaam(parameterlijst);</text:p>
      <text:p text:style-name="P13">of door in elke expressie waar we het resultaat van de functie willen gebruiken functienaam(parameterlijst) te schrijven.</text:p>
      <text:p text:style-name="P3"/>
      <text:p text:style-name="P2"><text:span text:style-name="T7">De parameterlijst bevat bij de oproep de “echte” waarden (actuele parameters = </text:span><text:span text:style-name="T9">argumenten</text:span><text:span text:style-name="T7">) die gebruikt moeten worden in de formules binnen de functie. <text:s/>Bij de oproep worden de (formele) <text:s/>parameters uit de functiedefinitie vervangen door de actuele waarden, die bij de oproep worden doorgegeven.</text:span></text:p>
      <text:p text:style-name="P3"/>
      <text:p text:style-name="P3">Ter informatie:</text:p>
      <text:list xml:id="list8027152630386605583" text:style-name="WW8Num35">
        <text:list-item>
          <text:p text:style-name="P1">Als je te weinig argumenten doorgeeft bij oproep, hebben argumenten die niet zijn doorgegeven waarde <text:span text:style-name="T16">undefined</text:span>.</text:p>
        </text:list-item>
        <text:list-item>
          <text:p text:style-name="P1">Als je teveel argumenten doorgeeft bij oproep, worden de argumenten die teveel zijn genegeerd. (Binnen de functie zijn ze wel toegankelijk via de impliciete array met naam <text:span text:style-name="T16">arguments</text:span>.)</text:p>
        </text:list-item>
        <text:list-item>
          <text:p text:style-name="P1">Een functie zonder return statement retourneert <text:span text:style-name="T16">undefined.</text:span></text:p>
        </text:list-item>
        <text:list-item>
          <text:p text:style-name="P1"><text:span text:style-name="T1">De volgorde waarin functies gedefinieerd zijn is onbelangrijk (een functie kan opgeroepen worden voor de functiedefinitie.)</text:span></text:p>
        </text:list-item>
      </text:list>
      <text:h text:style-name="P19" text:outline-level="3">strings</text:h>
      <text:p text:style-name="P21"><text:span text:style-name="T7">Een literal string is een primitieve waarde die bestaat uit een aantal karakters die je tussen enkele of dubbele aanhalingstekens schrijft. <text:s/>Het aantal karakters kun je opvragen via </text:span><text:span text:style-name="T10">length</text:span><text:span text:style-name="T7">.<text:line-break/>Als je een functie toepast op een string, verandert de string nooit.</text:span></text:p>
      <text:p text:style-name="P21">In een string literal kunnen we escape karakters gebruiken. <text:s/>Dit zijn speciale karakters, die beginnen met een backslash (\). <text:s/>Het karakter onmiddellijk na de \ bepaalt welk karakter uiteindelijk deel van de string zal zijn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ode</text:p>
          </table:table-cell>
          <table:table-cell table:style-name="Table1.B1" office:value-type="string">
            <text:p text:style-name="P4">Outputs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\'</text:p>
          </table:table-cell>
          <table:table-cell table:style-name="Table1.B1" office:value-type="string">
            <text:p text:style-name="P6">single quote</text:p>
          </table:table-cell>
        </table:table-row>
        <table:table-row table:style-name="Table1.1">
          <table:table-cell table:style-name="Table1.A1" office:value-type="string">
            <text:p text:style-name="P6">\"</text:p>
          </table:table-cell>
          <table:table-cell table:style-name="Table1.B1" office:value-type="string">
            <text:p text:style-name="P6">double quote</text:p>
          </table:table-cell>
        </table:table-row>
        <table:table-row table:style-name="Table1.1">
          <table:table-cell table:style-name="Table1.A1" office:value-type="string">
            <text:p text:style-name="P6">\\</text:p>
          </table:table-cell>
          <table:table-cell table:style-name="Table1.B1" office:value-type="string">
            <text:p text:style-name="P6">Backslash</text:p>
          </table:table-cell>
        </table:table-row>
        <table:table-row table:style-name="Table1.1">
          <table:table-cell table:style-name="Table1.A1" office:value-type="string">
            <text:p text:style-name="P6">\n</text:p>
          </table:table-cell>
          <table:table-cell table:style-name="Table1.B1" office:value-type="string">
            <text:p text:style-name="P6">new line</text:p>
          </table:table-cell>
        </table:table-row>
        <table:table-row table:style-name="Table1.1">
          <table:table-cell table:style-name="Table1.A1" office:value-type="string">
            <text:p text:style-name="P6">\r</text:p>
          </table:table-cell>
          <table:table-cell table:style-name="Table1.B1" office:value-type="string">
            <text:p text:style-name="P6">carriage return</text:p>
          </table:table-cell>
        </table:table-row>
        <table:table-row table:style-name="Table1.1">
          <table:table-cell table:style-name="Table1.A1" office:value-type="string">
            <text:p text:style-name="P6">\t</text:p>
          </table:table-cell>
          <table:table-cell table:style-name="Table1.B1" office:value-type="string">
            <text:p text:style-name="P6">Tab</text:p>
          </table:table-cell>
        </table:table-row>
        <table:table-row table:style-name="Table1.1">
          <table:table-cell table:style-name="Table1.A1" office:value-type="string">
            <text:p text:style-name="P6">\b</text:p>
          </table:table-cell>
          <table:table-cell table:style-name="Table1.B1" office:value-type="string">
            <text:p text:style-name="P6">Backspace</text:p>
          </table:table-cell>
        </table:table-row>
        <table:table-row table:style-name="Table1.1">
          <table:table-cell table:style-name="Table1.A1" office:value-type="string">
            <text:p text:style-name="P6">\f</text:p>
          </table:table-cell>
          <table:table-cell table:style-name="Table1.B1" office:value-type="string">
            <text:p text:style-name="P6">form feed</text:p>
          </table:table-cell>
        </table:table-row>
      </table:table>
      <text:p text:style-name="P20">Strings kunnen ook aangemaakt worden met de new-operator als objecten. <text:s/>Een String-object is geen primitieve waarde! <text:s/>Let bij het vergelijken van strings dus goed op.</text:p>
      <text:p text:style-name="P20"><text:span text:style-name="T1">In JavaScript mogen strings vergeleken worden met de vergelijkingsoperatoren zoals bv. <text:s/>&lt; en ≥</text:span></text:p>
      <text:h text:style-name="P15" text:outline-level="3"><text:soft-page-break/><text:span text:style-name="Strong_20_Emphasis"><text:span text:style-name="T19">stringTemplate.js: string template (ES6)</text:span></text:span></text:h>
      <text:p text:style-name="P22"><text:span text:style-name="T17">In een string template in ES6 wordt een uitdrukking ${e} in een string vervangen door de waarde van expressie e. <text:s/>Bv:</text:span></text:p>
      <text:p text:style-name="P22"><text:span text:style-name="T6">var begroeting = "Hello";</text:span></text:p>
      <text:p text:style-name="P23">var bericht2 = `${begroeting} world!`;</text:p>
      <text:p text:style-name="P20">In de expressie mag een berekening staan.</text:p>
      <text:p text:style-name="P24"><text:span text:style-name="T7">B.v: </text:span><text:span text:style-name="T5">console.log(`${begroeting.toUpperCase()} world!`);</text:span></text:p>
      <text:p text:style-name="P20"><text:span text:style-name="T1">Let op! Het is belangrijk de juiste quotes te gebruiken!</text:span></text:p>
      <text:h text:style-name="P15" text:outline-level="3"><text:span text:style-name="Strong_20_Emphasis"><text:span text:style-name="T19">spreadOperator.js : …(ES6)</text:span></text:span></text:h>
      <text:p text:style-name="P20"><text:span text:style-name="Strong_20_Emphasis"><text:span text:style-name="T23">De spread operator is nieuw in ES6 en is handig als de elementen uit een array als afzonderlijke parameters doorgegeven moeten worden aan een functie</text:span></text:span><text:span text:style-name="Strong_20_Emphasis"><text:span text:style-name="T24">. <text:s/>Stel dat a een array is en dat je de elementen uit a als afzonderlijke elementen wil doorgeven aan functie f. <text:s/>Met de spread-operator kan dit als volgt: <text:s/>f(…a); <text:s text:c="3"/>// let op de drie punten</text:span></text:span></text:p>
      <text:h text:style-name="P17" text:outline-level="3">findMax.js: arguments array in een functie</text:h>
      <text:h text:style-name="P15" text:outline-level="3"><text:span text:style-name="Strong_20_Emphasis"><text:span text:style-name="T18">denkoefeningetje</text:span></text:span></text:h>
      <text:p text:style-name="P22"><text:span text:style-name="T17">Hoe kun je met één statement het kleinste getal uit een gegeven array opvragen?</text:span></text:p>
      <text:p text:style-name="P20">(tip: zoek eens in Math)</text:p>
      <text:h text:style-name="P18" text:outline-level="3">multidimArray00.js, multidimArray.js: <text:s/>meer dimensionele arrays</text:h>
      <text:p text:style-name="P20"><text:span text:style-name="Strong_20_Emphasis"><text:span text:style-name="T24">JavaScript kent enkel één-dimensionele arrays, maar door een array van arrays te maken, lijkt het alsof je met een meer-dimensionele array werk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al_20__28_web_29_" style:display-name="Normaal (web)" style:family="paragraph" style:parent-style-name="Standard">
      <style:paragraph-properties fo:margin-top="0.176cm" fo:margin-bottom="0.176cm" loext:contextual-spacing="false" fo:orphans="2" fo:widows="2" fo:hyphenation-ladder-count="no-limit"/>
      <style:text-properties fo:language="nl" fo:country="BE" style:letter-kerning="true" style:font-name-asian="Times New Roman" style:font-family-asian="'Times New Roman'" style:font-family-generic-asian="roman" style:font-pitch-asian="variable" fo:hyphenate="true" fo:hyphenation-remain-char-count="2" fo:hyphenation-push-char-count="2"/>
    </style:style>
    <style:style style:name="Kop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3" style:display-name="Heading 3" style:family="paragraph" style:parent-style-name="Kop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26:33.314000000</meta:creation-date>
    <dc:date>2017-11-14T13:43:53.745000000</dc:date>
    <meta:editing-duration>PT17M20S</meta:editing-duration>
    <meta:editing-cycles>1</meta:editing-cycles>
    <meta:document-statistic meta:table-count="1" meta:image-count="0" meta:object-count="0" meta:page-count="2" meta:paragraph-count="63" meta:word-count="563" meta:character-count="3757" meta:non-whitespace-character-count="3226"/>
    <meta:generator>LibreOffice/4.4.0.3$Windows_x86 LibreOffice_project/de093506bcdc5fafd9023ee680b8c60e3e0645d7</meta:generator>
  </office:meta>
</office:document-meta>
</file>